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80808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 style:protect="position size"/>
    </style:style>
    <style:style style:name="gr2" style:family="graphic" style:parent-style-name="standard">
      <style:graphic-properties draw:stroke="dash" draw:stroke-dash="Fine_20_Dashed" svg:stroke-width="0.102cm" svg:stroke-color="#80808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 style:protect="position size"/>
    </style:style>
    <style:style style:name="gr3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stroke="dash" draw:stroke-dash="Ultrafine_20_2_20_Dots_20_3_20_Dashes" svg:stroke-width="0.102cm" svg:stroke-color="#000080" draw:marker-start="" draw:marker-start-width="0.509cm" draw:marker-end-width="0.509cm" draw:fill="hatch" draw:fill-hatch-name="Blue_20_Crossed_20_45_20_Degrees" draw:fill-hatch-solid="false" draw:opacity="50%" draw:textarea-horizontal-align="justify" draw:textarea-vertical-align="middle" draw:auto-grow-height="false" fo:padding-top="0.176cm" fo:padding-bottom="0.176cm" fo:padding-left="0.301cm" fo:padding-right="0.301cm" draw:shadow-opacity="50%"/>
    </style:style>
    <style:style style:name="gr6" style:family="graphic" style:parent-style-name="objectwithoutfill">
      <style:graphic-properties svg:stroke-width="0.102cm" svg:stroke-color="#000080" draw:marker-start-width="0.509cm" draw:marker-end="Arrow" draw:marker-end-width="0.406cm" draw:fill="hatch" draw:fill-hatch-name="Blue_20_Crossed_20_45_20_Degrees" draw:fill-hatch-solid="false" draw:opacity="50%" draw:textarea-vertical-align="middle" fo:padding-top="0.176cm" fo:padding-bottom="0.176cm" fo:padding-left="0.301cm" fo:padding-right="0.301cm" draw:shadow-opacity="50%"/>
    </style:style>
    <style:style style:name="gr7" style:family="graphic" style:parent-style-name="standard">
      <style:graphic-properties draw:stroke="dash" draw:stroke-dash="Ultrafine_20_2_20_Dots_20_3_20_Dashes" svg:stroke-width="0.102cm" svg:stroke-color="#000080" draw:marker-start="" draw:marker-start-width="0.509cm" draw:marker-end-width="0.509cm" draw:fill="hatch" draw:fill-hatch-name="Blue_20_Crossed_20_45_20_Degrees" draw:fill-hatch-solid="fals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8" style:family="graphic" style:parent-style-name="objectwithoutfill">
      <style:graphic-properties svg:stroke-width="0.102cm" svg:stroke-color="#000080" draw:marker-start-width="0.509cm" draw:marker-end="Arrow" draw:marker-end-width="0.406cm" draw:fill="hatch" draw:fill-hatch-name="Blue_20_Crossed_20_45_20_Degrees" draw:fill-hatch-solid="false" draw:opacity="50%" draw:textarea-vertical-align="middle" fo:padding-top="0.176cm" fo:padding-bottom="0.176cm" fo:padding-left="0.301cm" fo:padding-right="0.301cm" draw:shadow-offset-x="0.203cm" draw:shadow-offset-y="0.203cm" draw:shadow-opacity="50%"/>
    </style:style>
    <style:style style:name="gr9" style:family="graphic" style:parent-style-name="standard">
      <style:graphic-properties draw:stroke="dash" draw:stroke-dash="Ultrafine_20_2_20_Dots_20_3_20_Dashes" svg:stroke-width="0.102cm" svg:stroke-color="#800000" draw:marker-start-width="0.509cm" draw:marker-end-width="0.509cm" draw:fill="hatch" draw:fill-hatch-name="Red_20_Crossed_20_0_20_Degrees" draw:fill-hatch-solid="false" draw:opacity="50%" draw:textarea-horizontal-align="justify" draw:textarea-vertical-align="middle" draw:auto-grow-height="false" fo:padding-top="0.176cm" fo:padding-bottom="0.176cm" fo:padding-left="0.301cm" fo:padding-right="0.301cm" draw:shadow-opacity="50%"/>
    </style:style>
    <style:style style:name="gr10" style:family="graphic" style:parent-style-name="objectwithoutfill">
      <style:graphic-properties svg:stroke-width="0.102cm" svg:stroke-color="#800000" draw:marker-start-width="0.508cm" draw:marker-end="Arrow" draw:marker-end-width="0.406cm" draw:fill="none" draw:opacity="50%" draw:textarea-vertical-align="middle" fo:padding-top="0.176cm" fo:padding-bottom="0.176cm" fo:padding-left="0.301cm" fo:padding-right="0.301cm" draw:shadow-opacity="50%"/>
    </style:style>
    <style:style style:name="gr11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color="#800000" fo:font-size="35pt" style:font-size-asian="35pt" style:font-size-complex="35pt"/>
    </style:style>
    <style:style style:name="P4" style:family="paragraph">
      <style:text-properties fo:color="#000080" fo:font-size="35pt" style:font-size-asian="35pt" style:font-size-complex="35pt"/>
    </style:style>
    <style:style style:name="P5" style:family="paragraph">
      <style:text-properties fo:color="#000000"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800000" fo:font-size="35pt" style:font-size-asian="35pt" style:font-size-complex="35pt"/>
    </style:style>
    <style:style style:name="T3" style:family="text">
      <style:text-properties fo:color="#000080" fo:font-size="35pt" style:font-size-asian="35pt" style:font-size-complex="35pt"/>
    </style:style>
    <style:style style:name="T4" style:family="text">
      <style:text-properties fo:color="#000000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17.399cm" svg:height="17.399cm" svg:x="9.448cm" svg:y="4.6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" draw:text-style-name="P1" draw:layer="layout" svg:width="6.35cm" svg:height="6.35cm" svg:x="14.985cm" svg:y="10.2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3" draw:text-style-name="P1" draw:layer="layout" svg:x1="26.25cm" svg:y1="13.319cm" svg:x2="27.482cm" svg:y2="13.319cm">
              <text:p/>
            </draw:line>
            <draw:line draw:style-name="gr3" draw:text-style-name="P1" draw:layer="layout" svg:x1="8.744cm" svg:y1="13.446cm" svg:x2="9.976cm" svg:y2="13.446cm">
              <text:p/>
            </draw:line>
            <draw:line draw:style-name="gr3" draw:text-style-name="P1" draw:layer="layout" svg:x1="18.04cm" svg:y1="4.127cm" svg:x2="18.04cm" svg:y2="5.359cm">
              <text:p/>
            </draw:line>
            <draw:line draw:style-name="gr3" draw:text-style-name="P1" draw:layer="layout" svg:x1="18.04cm" svg:y1="21.492cm" svg:x2="18.04cm" svg:y2="22.724cm">
              <text:p/>
            </draw:line>
          </draw:g>
          <draw:line draw:style-name="gr3" draw:text-style-name="P1" draw:layer="layout" svg:x1="24.858cm" svg:y1="6.794cm" svg:x2="23.987cm" svg:y2="7.665cm">
            <text:p/>
          </draw:line>
          <draw:line draw:style-name="gr3" draw:text-style-name="P1" draw:layer="layout" svg:x1="11.859cm" svg:y1="18.795cm" svg:x2="10.988cm" svg:y2="19.666cm">
            <text:p/>
          </draw:line>
          <draw:line draw:style-name="gr3" draw:text-style-name="P1" draw:layer="layout" svg:x1="11.658cm" svg:y1="6.548cm" svg:x2="12.529cm" svg:y2="7.419cm">
            <text:p/>
          </draw:line>
          <draw:line draw:style-name="gr3" draw:text-style-name="P1" draw:layer="layout" svg:x1="24.359cm" svg:y1="18.649cm" svg:x2="25.23cm" svg:y2="19.52cm">
            <text:p/>
          </draw:line>
          <draw:frame draw:style-name="gr4" draw:text-style-name="P2" draw:layer="layout" svg:width="1.905cm" svg:height="1.826cm" svg:x="27.518cm" svg:y="12.357cm">
            <draw:text-box>
              <text:p text:style-name="P2"><text:span text:style-name="T1">0°</text:span></text:p>
            </draw:text-box>
          </draw:frame>
          <draw:frame draw:style-name="gr4" draw:text-style-name="P2" draw:layer="layout" svg:width="3.429cm" svg:height="1.826cm" draw:transform="rotate (1.5707963267949) translate (7.096cm 15.049cm)">
            <draw:text-box>
              <text:p text:style-name="P2"><text:span text:style-name="T1">180°</text:span></text:p>
            </draw:text-box>
          </draw:frame>
          <draw:frame draw:style-name="gr4" draw:text-style-name="P2" draw:layer="layout" svg:width="3.81cm" svg:height="1.826cm" svg:x="16.621cm" svg:y="22.669cm">
            <draw:text-box>
              <text:p text:style-name="P2"><text:span text:style-name="T1">270°</text:span></text:p>
            </draw:text-box>
          </draw:frame>
          <draw:frame draw:style-name="gr4" draw:text-style-name="P2" draw:layer="layout" svg:width="2.921cm" svg:height="1.826cm" svg:x="17.002cm" svg:y="2.555cm">
            <draw:text-box>
              <text:p text:style-name="P2"><text:span text:style-name="T1">90°</text:span></text:p>
            </draw:text-box>
          </draw:frame>
          <draw:g>
            <draw:custom-shape draw:style-name="gr5" draw:text-style-name="P1" draw:layer="layout" svg:width="5.931cm" svg:height="3.341cm" draw:transform="skewX (-0.000523598775598323) rotate (0.663225115757845) translate (11.667cm 10.6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1" draw:layer="layout" svg:x1="13.821cm" svg:y1="9.021cm" svg:x2="14.499cm" svg:y2="8.513cm">
              <text:p/>
            </draw:line>
            <draw:line draw:style-name="gr6" draw:text-style-name="P1" draw:layer="layout" svg:x1="16.023cm" svg:y1="11.393cm" svg:x2="15.515cm" svg:y2="11.901cm">
              <text:p/>
            </draw:line>
          </draw:g>
          <draw:g>
            <draw:custom-shape draw:style-name="gr7" draw:text-style-name="P1" draw:layer="layout" svg:width="5.874cm" svg:height="3.31cm" draw:transform="skewX (-0.000523598775598189) rotate (0.663225115757845) translate (18.081cm 17.0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20.215cm" svg:y1="15.411cm" svg:x2="20.886cm" svg:y2="14.908cm">
              <text:p/>
            </draw:line>
            <draw:line draw:style-name="gr8" draw:text-style-name="P1" draw:layer="layout" svg:x1="22.396cm" svg:y1="17.76cm" svg:x2="21.893cm" svg:y2="18.263cm">
              <text:p/>
            </draw:line>
          </draw:g>
          <draw:g>
            <draw:custom-shape draw:style-name="gr9" draw:text-style-name="P1" draw:layer="layout" svg:width="2.449cm" svg:height="5.626cm" draw:transform="skewX (-0.000349065850398842) rotate (0.523598775598299) translate (18.272cm 7.63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21.765cm" svg:y1="8.717cm" svg:x2="21.477cm" svg:y2="8.285cm">
              <text:p/>
            </draw:line>
            <draw:line draw:style-name="gr10" draw:text-style-name="P1" draw:layer="layout" svg:x1="19.605cm" svg:y1="9.87cm" svg:x2="19.893cm" svg:y2="10.446cm">
              <text:p/>
            </draw:line>
          </draw:g>
          <draw:g>
            <draw:custom-shape draw:style-name="gr9" draw:text-style-name="P1" draw:layer="layout" svg:width="2.459cm" svg:height="5.649cm" draw:transform="skewX (-0.000698131700797708) rotate (0.523598775598299) translate (13.571cm 15.4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7.078cm" svg:y1="16.577cm" svg:x2="16.789cm" svg:y2="16.143cm">
              <text:p/>
            </draw:line>
            <draw:line draw:style-name="gr10" draw:text-style-name="P1" draw:layer="layout" svg:x1="14.909cm" svg:y1="17.733cm" svg:x2="15.198cm" svg:y2="18.311cm">
              <text:p/>
            </draw:line>
          </draw:g>
          <draw:g>
            <draw:line draw:style-name="gr11" draw:text-style-name="P1" draw:layer="layout" svg:x1="20.558cm" svg:y1="8.826cm" svg:x2="22.659cm" svg:y2="10.855cm">
              <text:p/>
            </draw:line>
            <draw:line draw:style-name="gr11" draw:text-style-name="P1" draw:layer="layout" svg:x1="20.577cm" svg:y1="10.964cm" svg:x2="22.624cm" svg:y2="8.88cm">
              <text:p/>
            </draw:line>
          </draw:g>
          <draw:g>
            <draw:line draw:style-name="gr11" draw:text-style-name="P1" draw:layer="layout" svg:x1="14.208cm" svg:y1="15.43cm" svg:x2="16.309cm" svg:y2="17.459cm">
              <text:p/>
            </draw:line>
            <draw:line draw:style-name="gr11" draw:text-style-name="P1" draw:layer="layout" svg:x1="14.227cm" svg:y1="17.568cm" svg:x2="16.274cm" svg:y2="15.484cm">
              <text:p/>
            </draw:line>
          </draw:g>
          <draw:frame draw:style-name="gr4" draw:text-style-name="P3" draw:layer="layout" svg:width="5.08cm" svg:height="1.631cm" svg:x="14.716cm" svg:y="19.641cm">
            <draw:text-box>
              <text:p text:style-name="P3"><text:span text:style-name="T2">Cyclone</text:span></text:p>
            </draw:text-box>
          </draw:frame>
          <draw:frame draw:style-name="gr4" draw:text-style-name="P4" draw:layer="layout" svg:width="4.826cm" svg:height="3.011cm" svg:x="9.255cm" svg:y="10.641cm">
            <draw:text-box>
              <text:p text:style-name="P4"><text:span text:style-name="T3">Anti-cyclone</text:span></text:p>
            </draw:text-box>
          </draw:frame>
          <draw:frame draw:style-name="gr4" draw:text-style-name="P5" draw:layer="layout" svg:width="3.429cm" svg:height="2.613cm" svg:x="22.844cm" svg:y="9.244cm">
            <draw:text-box>
              <text:p text:style-name="P5"><text:span text:style-name="T4">Flux patch</text:span></text:p>
            </draw:text-box>
          </draw:frame>
          <draw:frame draw:style-name="gr4" draw:text-style-name="P5" draw:layer="layout" svg:width="3.429cm" svg:height="2.613cm" svg:x="11.414cm" svg:y="15.938cm">
            <draw:text-box>
              <text:p text:style-name="P5"><text:span text:style-name="T4">Flux patc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4:21:48.704816747</meta:creation-date>
    <dc:date>2016-07-04T16:02:57.202897551</dc:date>
    <meta:editing-duration>PT1H30M1S</meta:editing-duration>
    <meta:editing-cycles>5</meta:editing-cycles>
    <meta:generator>LibreOffice/4.1.6.2$Linux_X86_64 LibreOffice_project/410m0$Build-2</meta:generator>
    <meta:document-statistic meta:object-count="43"/>
  </office:meta>
</office:document-meta>
</file>